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e9b" officeooo:paragraph-rsid="000c0e9b"/>
    </style:style>
    <style:style style:name="P2" style:family="paragraph" style:parent-style-name="Standard">
      <style:text-properties officeooo:rsid="000dcf62" officeooo:paragraph-rsid="000dcf62"/>
    </style:style>
    <style:style style:name="P3" style:family="paragraph" style:parent-style-name="Standard">
      <style:text-properties officeooo:rsid="000ed127" officeooo:paragraph-rsid="000ed127"/>
    </style:style>
    <style:style style:name="P4" style:family="paragraph" style:parent-style-name="Standard">
      <style:text-properties officeooo:rsid="0011061d" officeooo:paragraph-rsid="0011061d"/>
    </style:style>
    <style:style style:name="T1" style:family="text">
      <style:text-properties officeooo:rsid="000f21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ions</text:p>
      <text:p text:style-name="P1">phase apprentissage</text:p>
      <text:p text:style-name="P1">utilisation régulière</text:p>
      <text:p text:style-name="P1">maîtrise = ATTENTION (seulement si on maîtrise vraiment)</text:p>
      <text:p text:style-name="P1">=&gt; il faut être en mesure de justifier ce qu’on met sur le CV</text:p>
      <text:p text:style-name="P1"/>
      <text:p text:style-name="P2">qui rédige les fiches de poste et les annonces</text:p>
      <text:p text:style-name="P2">= RH qui rencontre les opérationnels</text:p>
      <text:p text:style-name="P2">on voit les fiches de poste, pas des annonces = aucune vision d’adhésion</text:p>
      <text:p text:style-name="P2">le boulot pas bien fait, et donc risque de recrutement mal fait</text:p>
      <text:p text:style-name="P2"/>
      <text:p text:style-name="P3">mieux vaut dire la vérité</text:p>
      <text:p text:style-name="P3"/>
      <text:p text:style-name="P3">poser des questions</text:p>
      <text:p text:style-name="P3"/>
      <text:p text:style-name="P3"/>
      <text:p text:style-name="P3"/>
      <text:p text:style-name="P3"/>
      <text:p text:style-name="P4">palais des congrès </text:p>
      <text:p text:style-name="P4">salon des entrepreneurs Par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09:45:03.279000000</meta:creation-date>
    <dc:date>2020-01-24T17:05:06.211000000</dc:date>
    <meta:editing-duration>PT2H36M54S</meta:editing-duration>
    <meta:editing-cycles>1</meta:editing-cycles>
    <meta:document-statistic meta:table-count="0" meta:image-count="0" meta:object-count="0" meta:page-count="1" meta:paragraph-count="13" meta:word-count="82" meta:character-count="473" meta:non-whitespace-character-count="403"/>
    <meta:generator>LibreOffice/6.2.8.2$Windows_X86_64 LibreOffice_project/f82ddfca21ebc1e222a662a32b25c0c9d20169ee</meta:generator>
  </office:meta>
</office:document-meta>
</file>